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0d0b3" officeooo:paragraph-rsid="0010d0b3"/>
    </style:style>
    <style:style style:name="P2" style:family="paragraph" style:parent-style-name="Standard">
      <style:text-properties officeooo:rsid="00136135" officeooo:paragraph-rsid="00136135"/>
    </style:style>
    <style:style style:name="P3" style:family="paragraph" style:parent-style-name="Standard">
      <style:text-properties officeooo:paragraph-rsid="00136135"/>
    </style:style>
    <style:style style:name="P4" style:family="paragraph" style:parent-style-name="Standard">
      <style:text-properties officeooo:paragraph-rsid="00168b73"/>
    </style:style>
    <style:style style:name="P5" style:family="paragraph" style:parent-style-name="Standard">
      <style:text-properties officeooo:rsid="003f3195" officeooo:paragraph-rsid="003f3195"/>
    </style:style>
    <style:style style:name="P6" style:family="paragraph" style:parent-style-name="Standard">
      <style:text-properties officeooo:paragraph-rsid="003f3195"/>
    </style:style>
    <style:style style:name="P7" style:family="paragraph" style:parent-style-name="Standard">
      <style:text-properties officeooo:rsid="0046263a" officeooo:paragraph-rsid="0046263a"/>
    </style:style>
    <style:style style:name="P8" style:family="paragraph" style:parent-style-name="Standard">
      <style:text-properties officeooo:paragraph-rsid="005d5a1d"/>
    </style:style>
    <style:style style:name="P9" style:family="paragraph" style:parent-style-name="Standard">
      <style:text-properties officeooo:rsid="005f271a" officeooo:paragraph-rsid="005f271a"/>
    </style:style>
    <style:style style:name="P10" style:family="paragraph" style:parent-style-name="Standard">
      <style:text-properties officeooo:rsid="006c8a19" officeooo:paragraph-rsid="006c8a19"/>
    </style:style>
    <style:style style:name="P11" style:family="paragraph" style:parent-style-name="Standard">
      <style:text-properties officeooo:rsid="00833da9" officeooo:paragraph-rsid="00833da9"/>
    </style:style>
    <style:style style:name="P12" style:family="paragraph" style:parent-style-name="Standard">
      <style:text-properties officeooo:rsid="00863b4d" officeooo:paragraph-rsid="00863b4d"/>
    </style:style>
    <style:style style:name="P13" style:family="paragraph" style:parent-style-name="Standard">
      <style:text-properties officeooo:rsid="00974c8d" officeooo:paragraph-rsid="00974c8d"/>
    </style:style>
    <style:style style:name="P14" style:family="paragraph" style:parent-style-name="Standard">
      <style:text-properties officeooo:rsid="009d196f" officeooo:paragraph-rsid="009d196f"/>
    </style:style>
    <style:style style:name="P15" style:family="paragraph" style:parent-style-name="Standard">
      <style:text-properties officeooo:rsid="00a9e30c" officeooo:paragraph-rsid="00a9e30c"/>
    </style:style>
    <style:style style:name="P16" style:family="paragraph" style:parent-style-name="Standard" style:list-style-name="L1">
      <style:text-properties officeooo:paragraph-rsid="00136135"/>
    </style:style>
    <style:style style:name="P17" style:family="paragraph" style:parent-style-name="Standard" style:list-style-name="L1">
      <style:text-properties officeooo:rsid="0010d0b3" officeooo:paragraph-rsid="0010d0b3"/>
    </style:style>
    <style:style style:name="P18" style:family="paragraph" style:parent-style-name="Standard">
      <style:text-properties officeooo:rsid="0010d0b3" officeooo:paragraph-rsid="0010d0b3"/>
    </style:style>
    <style:style style:name="P19" style:family="paragraph" style:parent-style-name="Standard" style:list-style-name="L1">
      <style:text-properties officeooo:rsid="0019e910" officeooo:paragraph-rsid="0019e910"/>
    </style:style>
    <style:style style:name="P20" style:family="paragraph" style:parent-style-name="Standard" style:list-style-name="L1">
      <style:text-properties officeooo:rsid="0011631a" officeooo:paragraph-rsid="0011631a"/>
    </style:style>
    <style:style style:name="P21" style:family="paragraph" style:parent-style-name="Standard" style:list-style-name="L2">
      <style:text-properties officeooo:paragraph-rsid="0020c2d1"/>
    </style:style>
    <style:style style:name="P22" style:family="paragraph" style:parent-style-name="Standard" style:list-style-name="L2">
      <style:text-properties officeooo:rsid="00136135" officeooo:paragraph-rsid="0020c2d1"/>
    </style:style>
    <style:style style:name="P23" style:family="paragraph" style:parent-style-name="Standard" style:list-style-name="L2">
      <style:text-properties officeooo:rsid="00153de0" officeooo:paragraph-rsid="00153de0"/>
    </style:style>
    <style:style style:name="P24" style:family="paragraph" style:parent-style-name="Standard" style:list-style-name="L3">
      <style:text-properties officeooo:paragraph-rsid="00153de0"/>
    </style:style>
    <style:style style:name="P25" style:family="paragraph" style:parent-style-name="Standard" style:list-style-name="L4">
      <style:text-properties officeooo:paragraph-rsid="00153de0"/>
    </style:style>
    <style:style style:name="P26" style:family="paragraph" style:parent-style-name="Standard" style:list-style-name="L5">
      <style:text-properties officeooo:paragraph-rsid="00168b73"/>
    </style:style>
    <style:style style:name="P27" style:family="paragraph" style:parent-style-name="Standard" style:list-style-name="L6">
      <style:text-properties officeooo:paragraph-rsid="002cf249"/>
    </style:style>
    <style:style style:name="P28" style:family="paragraph" style:parent-style-name="Standard" style:list-style-name="L6">
      <style:text-properties officeooo:rsid="001932e1" officeooo:paragraph-rsid="002cf249"/>
    </style:style>
    <style:style style:name="P29" style:family="paragraph" style:parent-style-name="Standard" style:list-style-name="L7">
      <style:text-properties officeooo:paragraph-rsid="0020c2d1"/>
    </style:style>
    <style:style style:name="P30" style:family="paragraph" style:parent-style-name="Standard" style:list-style-name="L7">
      <style:text-properties officeooo:paragraph-rsid="0027d2fa"/>
    </style:style>
    <style:style style:name="P31" style:family="paragraph" style:parent-style-name="Standard" style:list-style-name="L8">
      <style:text-properties officeooo:paragraph-rsid="002b4c01"/>
    </style:style>
    <style:style style:name="P32" style:family="paragraph" style:parent-style-name="Standard" style:list-style-name="L7">
      <style:text-properties officeooo:rsid="002b7c55" officeooo:paragraph-rsid="002b7c55"/>
    </style:style>
    <style:style style:name="P33" style:family="paragraph" style:parent-style-name="Standard" style:list-style-name="L7">
      <style:text-properties officeooo:rsid="002cf249" officeooo:paragraph-rsid="002cf249"/>
    </style:style>
    <style:style style:name="P34" style:family="paragraph" style:parent-style-name="Standard" style:list-style-name="L7">
      <style:text-properties officeooo:rsid="00374beb" officeooo:paragraph-rsid="00374beb"/>
    </style:style>
    <style:style style:name="P35" style:family="paragraph" style:parent-style-name="Standard" style:list-style-name="L7">
      <style:text-properties officeooo:rsid="00495f41" officeooo:paragraph-rsid="00495f41"/>
    </style:style>
    <style:style style:name="P36" style:family="paragraph" style:parent-style-name="Standard" style:list-style-name="L7">
      <style:text-properties officeooo:rsid="003f3195" officeooo:paragraph-rsid="003f3195"/>
    </style:style>
    <style:style style:name="P37" style:family="paragraph" style:parent-style-name="Standard" style:list-style-name="L9">
      <style:text-properties officeooo:paragraph-rsid="003f3195"/>
    </style:style>
    <style:style style:name="P38" style:family="paragraph" style:parent-style-name="Standard" style:list-style-name="L9">
      <style:text-properties officeooo:rsid="00525b8f" officeooo:paragraph-rsid="00525b8f"/>
    </style:style>
    <style:style style:name="P39" style:family="paragraph" style:parent-style-name="Standard" style:list-style-name="L10">
      <style:text-properties officeooo:rsid="00525b8f" officeooo:paragraph-rsid="00525b8f"/>
    </style:style>
    <style:style style:name="P40" style:family="paragraph" style:parent-style-name="Standard" style:list-style-name="L13">
      <style:text-properties officeooo:rsid="00525b8f" officeooo:paragraph-rsid="00525b8f"/>
    </style:style>
    <style:style style:name="P41" style:family="paragraph" style:parent-style-name="Standard" style:list-style-name="L9">
      <style:text-properties officeooo:rsid="003f7847" officeooo:paragraph-rsid="003f7847"/>
    </style:style>
    <style:style style:name="P42" style:family="paragraph" style:parent-style-name="Standard" style:list-style-name="L9">
      <style:text-properties officeooo:rsid="003f7847" officeooo:paragraph-rsid="0040e260"/>
    </style:style>
    <style:style style:name="P43" style:family="paragraph" style:parent-style-name="Standard" style:list-style-name="L11">
      <style:text-properties officeooo:rsid="0040e260" officeooo:paragraph-rsid="0040e260"/>
    </style:style>
    <style:style style:name="P44" style:family="paragraph" style:parent-style-name="Standard" style:list-style-name="L12">
      <style:text-properties officeooo:rsid="0040e260" officeooo:paragraph-rsid="00419087"/>
    </style:style>
    <style:style style:name="P45" style:family="paragraph" style:parent-style-name="Standard" style:list-style-name="L12">
      <style:text-properties officeooo:rsid="0040e260" officeooo:paragraph-rsid="0044a298"/>
    </style:style>
    <style:style style:name="P46" style:family="paragraph" style:parent-style-name="Standard" style:list-style-name="L12">
      <style:text-properties officeooo:rsid="0042f068" officeooo:paragraph-rsid="0044a298"/>
    </style:style>
    <style:style style:name="P47" style:family="paragraph" style:parent-style-name="Standard" style:list-style-name="L11">
      <style:text-properties officeooo:rsid="0048293a" officeooo:paragraph-rsid="0048293a"/>
    </style:style>
    <style:style style:name="P48" style:family="paragraph" style:parent-style-name="Standard" style:list-style-name="L13">
      <style:text-properties officeooo:rsid="005004ed" officeooo:paragraph-rsid="008d8af1"/>
    </style:style>
    <style:style style:name="P49" style:family="paragraph" style:parent-style-name="Standard" style:list-style-name="L13">
      <style:text-properties officeooo:rsid="005004ed" officeooo:paragraph-rsid="005004ed"/>
    </style:style>
    <style:style style:name="P50" style:family="paragraph" style:parent-style-name="Standard" style:list-style-name="L13">
      <style:text-properties officeooo:rsid="00519ec3" officeooo:paragraph-rsid="00519ec3"/>
    </style:style>
    <style:style style:name="P51" style:family="paragraph" style:parent-style-name="Standard" style:list-style-name="L13">
      <style:text-properties officeooo:rsid="00538293" officeooo:paragraph-rsid="00538293"/>
    </style:style>
    <style:style style:name="P52" style:family="paragraph" style:parent-style-name="Standard" style:list-style-name="L14">
      <style:text-properties officeooo:rsid="00546863" officeooo:paragraph-rsid="0058c2fb"/>
    </style:style>
    <style:style style:name="P53" style:family="paragraph" style:parent-style-name="Standard" style:list-style-name="L15">
      <style:text-properties officeooo:rsid="005569c6" officeooo:paragraph-rsid="0058c2fb"/>
    </style:style>
    <style:style style:name="P54" style:family="paragraph" style:parent-style-name="Standard" style:list-style-name="L15">
      <style:text-properties officeooo:rsid="005986e8" officeooo:paragraph-rsid="005986e8"/>
    </style:style>
    <style:style style:name="P55" style:family="paragraph" style:parent-style-name="Standard" style:list-style-name="L15">
      <style:text-properties officeooo:rsid="005c1793" officeooo:paragraph-rsid="005c1793"/>
    </style:style>
    <style:style style:name="P56" style:family="paragraph" style:parent-style-name="Standard" style:list-style-name="L15">
      <style:text-properties officeooo:rsid="005d5a1d" officeooo:paragraph-rsid="005d5a1d"/>
    </style:style>
    <style:style style:name="P57" style:family="paragraph" style:parent-style-name="Standard" style:list-style-name="L16">
      <style:text-properties officeooo:rsid="005d5a1d" officeooo:paragraph-rsid="005d5a1d"/>
    </style:style>
    <style:style style:name="P58" style:family="paragraph" style:parent-style-name="Standard" style:list-style-name="L23">
      <style:text-properties officeooo:rsid="005d5a1d" officeooo:paragraph-rsid="005d5a1d"/>
    </style:style>
    <style:style style:name="P59" style:family="paragraph" style:parent-style-name="Standard" style:list-style-name="L17">
      <style:text-properties officeooo:paragraph-rsid="005d5a1d"/>
    </style:style>
    <style:style style:name="P60" style:family="paragraph" style:parent-style-name="Standard" style:list-style-name="L17">
      <style:text-properties officeooo:rsid="005d64dc" officeooo:paragraph-rsid="005d64dc"/>
    </style:style>
    <style:style style:name="P61" style:family="paragraph" style:parent-style-name="Standard" style:list-style-name="L16">
      <style:text-properties officeooo:rsid="005d64dc" officeooo:paragraph-rsid="005d64dc"/>
    </style:style>
    <style:style style:name="P62" style:family="paragraph" style:parent-style-name="Standard" style:list-style-name="L17">
      <style:text-properties officeooo:rsid="005f271a" officeooo:paragraph-rsid="005f271a"/>
    </style:style>
    <style:style style:name="P63" style:family="paragraph" style:parent-style-name="Standard" style:list-style-name="L17">
      <style:text-properties officeooo:rsid="005fbb02" officeooo:paragraph-rsid="005fbb02"/>
    </style:style>
    <style:style style:name="P64" style:family="paragraph" style:parent-style-name="Standard" style:list-style-name="L17">
      <style:text-properties officeooo:rsid="005fbb02" officeooo:paragraph-rsid="00731d03"/>
    </style:style>
    <style:style style:name="P65" style:family="paragraph" style:parent-style-name="Standard" style:list-style-name="L17">
      <style:text-properties officeooo:rsid="006b36f3" officeooo:paragraph-rsid="006b36f3"/>
    </style:style>
    <style:style style:name="P66" style:family="paragraph" style:parent-style-name="Standard" style:list-style-name="L17">
      <style:text-properties officeooo:rsid="006c8a19" officeooo:paragraph-rsid="006c8a19"/>
    </style:style>
    <style:style style:name="P67" style:family="paragraph" style:parent-style-name="Standard" style:list-style-name="L17">
      <style:text-properties officeooo:rsid="0071e19b" officeooo:paragraph-rsid="0071e19b"/>
    </style:style>
    <style:style style:name="P68" style:family="paragraph" style:parent-style-name="Standard" style:list-style-name="L17">
      <style:text-properties officeooo:rsid="006397e3" officeooo:paragraph-rsid="006397e3"/>
    </style:style>
    <style:style style:name="P69" style:family="paragraph" style:parent-style-name="Standard" style:list-style-name="L19">
      <style:text-properties officeooo:rsid="006397e3" officeooo:paragraph-rsid="00be90b4"/>
    </style:style>
    <style:style style:name="P70" style:family="paragraph" style:parent-style-name="Standard" style:list-style-name="L19">
      <style:text-properties officeooo:rsid="006397e3" officeooo:paragraph-rsid="00bff7de"/>
    </style:style>
    <style:style style:name="P71" style:family="paragraph" style:parent-style-name="Standard" style:list-style-name="L17">
      <style:text-properties officeooo:rsid="007d0f33" officeooo:paragraph-rsid="007d0f33"/>
    </style:style>
    <style:style style:name="P72" style:family="paragraph" style:parent-style-name="Standard" style:list-style-name="L17">
      <style:text-properties officeooo:rsid="00833da9" officeooo:paragraph-rsid="00833da9"/>
    </style:style>
    <style:style style:name="P73" style:family="paragraph" style:parent-style-name="Standard" style:list-style-name="L18">
      <style:text-properties officeooo:rsid="00863b4d" officeooo:paragraph-rsid="00863b4d"/>
    </style:style>
    <style:style style:name="P74" style:family="paragraph" style:parent-style-name="Standard" style:list-style-name="L19">
      <style:text-properties officeooo:rsid="00863b4d" officeooo:paragraph-rsid="00863b4d"/>
    </style:style>
    <style:style style:name="P75" style:family="paragraph" style:parent-style-name="Standard" style:list-style-name="L19">
      <style:text-properties officeooo:rsid="0087cca0" officeooo:paragraph-rsid="0087cca0"/>
    </style:style>
    <style:style style:name="P76" style:family="paragraph" style:parent-style-name="Standard" style:list-style-name="L19">
      <style:text-properties officeooo:rsid="0092af86" officeooo:paragraph-rsid="0092af86"/>
    </style:style>
    <style:style style:name="P77" style:family="paragraph" style:parent-style-name="Standard" style:list-style-name="L19">
      <style:text-properties officeooo:rsid="009b23ea" officeooo:paragraph-rsid="009b23ea"/>
    </style:style>
    <style:style style:name="P78" style:family="paragraph" style:parent-style-name="Standard" style:list-style-name="L19">
      <style:text-properties officeooo:rsid="00945bfa" officeooo:paragraph-rsid="00945bfa"/>
    </style:style>
    <style:style style:name="P79" style:family="paragraph" style:parent-style-name="Standard" style:list-style-name="L19">
      <style:text-properties officeooo:rsid="00a54526" officeooo:paragraph-rsid="00a54526"/>
    </style:style>
    <style:style style:name="P80" style:family="paragraph" style:parent-style-name="Standard" style:list-style-name="L19">
      <style:text-properties officeooo:rsid="00a62978" officeooo:paragraph-rsid="00a62978"/>
    </style:style>
    <style:style style:name="P81" style:family="paragraph" style:parent-style-name="Standard" style:list-style-name="L19">
      <style:text-properties officeooo:rsid="00974c8d" officeooo:paragraph-rsid="00974c8d"/>
    </style:style>
    <style:style style:name="P82" style:family="paragraph" style:parent-style-name="Standard" style:list-style-name="L21">
      <style:text-properties officeooo:rsid="00974c8d" officeooo:paragraph-rsid="00a04a14"/>
    </style:style>
    <style:style style:name="P83" style:family="paragraph" style:parent-style-name="Standard" style:list-style-name="L20">
      <style:text-properties officeooo:rsid="009d196f" officeooo:paragraph-rsid="009d196f"/>
    </style:style>
    <style:style style:name="P84" style:family="paragraph" style:parent-style-name="Standard" style:list-style-name="L21">
      <style:text-properties officeooo:rsid="00a04a14" officeooo:paragraph-rsid="00a04a14"/>
    </style:style>
    <style:style style:name="P85" style:family="paragraph" style:parent-style-name="Standard" style:list-style-name="L21">
      <style:text-properties officeooo:rsid="00a3cd58" officeooo:paragraph-rsid="00a3cd58"/>
    </style:style>
    <style:style style:name="P86" style:family="paragraph" style:parent-style-name="Standard" style:list-style-name="L21">
      <style:text-properties officeooo:rsid="00a9e30c" officeooo:paragraph-rsid="00a9e30c"/>
    </style:style>
    <style:style style:name="P87" style:family="paragraph" style:parent-style-name="Standard" style:list-style-name="L21">
      <style:text-properties officeooo:rsid="00afdb00" officeooo:paragraph-rsid="00afdb00"/>
    </style:style>
    <style:style style:name="P88" style:family="paragraph" style:parent-style-name="Standard" style:list-style-name="L22">
      <style:text-properties officeooo:rsid="00aef16c" officeooo:paragraph-rsid="00aef16c"/>
    </style:style>
    <style:style style:name="P89" style:family="paragraph" style:parent-style-name="Standard" style:list-style-name="L22">
      <style:text-properties officeooo:rsid="00b09b40" officeooo:paragraph-rsid="00b09b40"/>
    </style:style>
    <style:style style:name="P90" style:family="paragraph" style:parent-style-name="Standard" style:list-style-name="L23">
      <style:text-properties officeooo:rsid="0020f8e0" officeooo:paragraph-rsid="002232d4"/>
    </style:style>
    <style:style style:name="P91" style:family="paragraph" style:parent-style-name="Standard" style:list-style-name="L24">
      <style:text-properties officeooo:rsid="0020f8e0" officeooo:paragraph-rsid="0020f8e0"/>
    </style:style>
    <style:style style:name="P92" style:family="paragraph" style:parent-style-name="Standard" style:list-style-name="L19">
      <style:text-properties officeooo:rsid="00b9932d" officeooo:paragraph-rsid="00be90b4"/>
    </style:style>
    <style:style style:name="P93" style:family="paragraph" style:parent-style-name="Standard" style:list-style-name="L19">
      <style:text-properties officeooo:rsid="00bc7619" officeooo:paragraph-rsid="00be90b4"/>
    </style:style>
    <style:style style:name="P94" style:family="paragraph" style:parent-style-name="Standard" style:list-style-name="L19">
      <style:text-properties fo:font-style="italic" style:text-underline-style="solid" style:text-underline-width="auto" style:text-underline-color="font-color" fo:font-weight="bold" officeooo:rsid="00bc7619" officeooo:paragraph-rsid="00be90b4" style:font-style-asian="italic" style:font-weight-asian="bold" style:font-style-complex="italic" style:font-weight-complex="bold"/>
    </style:style>
    <style:style style:name="P95" style:family="paragraph" style:parent-style-name="Standard" style:list-style-name="L17">
      <style:text-properties fo:font-style="italic" style:text-underline-style="solid" style:text-underline-width="auto" style:text-underline-color="font-color" fo:font-weight="bold" officeooo:rsid="00bdf5d3" officeooo:paragraph-rsid="00bdf5d3" style:font-style-asian="italic" style:font-weight-asian="bold" style:font-style-complex="italic" style:font-weight-complex="bold"/>
    </style:style>
    <style:style style:name="P96" style:family="paragraph" style:parent-style-name="Standard" style:list-style-name="L17">
      <style:text-properties officeooo:rsid="00c38029" officeooo:paragraph-rsid="00c38029"/>
    </style:style>
    <style:style style:name="P97" style:family="paragraph" style:parent-style-name="Standard" style:list-style-name="L17">
      <style:text-properties officeooo:rsid="00c39c04" officeooo:paragraph-rsid="00c39c04"/>
    </style:style>
    <style:style style:name="P98" style:family="paragraph" style:parent-style-name="Standard" style:list-style-name="L17">
      <style:text-properties officeooo:rsid="00c57b61" officeooo:paragraph-rsid="00c57b61"/>
    </style:style>
    <style:style style:name="P99" style:family="paragraph" style:parent-style-name="Text_20_body" style:list-style-name="L8">
      <style:text-properties officeooo:paragraph-rsid="0028faee"/>
    </style:style>
    <style:style style:name="P100" style:family="paragraph" style:parent-style-name="Text_20_body" style:list-style-name="L8">
      <style:text-properties officeooo:rsid="0020f8e0" officeooo:paragraph-rsid="0028faee"/>
    </style:style>
    <style:style style:name="T1" style:family="text">
      <style:text-properties officeooo:rsid="0011631a"/>
    </style:style>
    <style:style style:name="T2" style:family="text">
      <style:text-properties officeooo:rsid="00136135"/>
    </style:style>
    <style:style style:name="T3" style:family="text">
      <style:text-properties fo:font-weight="bold"/>
    </style:style>
    <style:style style:name="T4" style:family="text">
      <style:text-properties fo:font-weight="bold" officeooo:rsid="0020f8e0" style:font-weight-asian="bold" style:font-weight-complex="bold"/>
    </style:style>
    <style:style style:name="T5" style:family="text">
      <style:text-properties officeooo:rsid="00168b73"/>
    </style:style>
    <style:style style:name="T6" style:family="text">
      <style:text-properties officeooo:rsid="001932e1"/>
    </style:style>
    <style:style style:name="T7" style:family="text">
      <style:text-properties officeooo:rsid="0019e910"/>
    </style:style>
    <style:style style:name="T8" style:family="text">
      <style:text-properties officeooo:rsid="001bc70c"/>
    </style:style>
    <style:style style:name="T9" style:family="text">
      <style:text-properties officeooo:rsid="001d56f8"/>
    </style:style>
    <style:style style:name="T10" style:family="text">
      <style:text-properties officeooo:rsid="0020f8e0"/>
    </style:style>
    <style:style style:name="T11" style:family="text">
      <style:text-properties officeooo:rsid="002232d4"/>
    </style:style>
    <style:style style:name="T12" style:family="text">
      <style:text-properties officeooo:rsid="0025b900"/>
    </style:style>
    <style:style style:name="T13" style:family="text">
      <style:text-properties officeooo:rsid="0025e405"/>
    </style:style>
    <style:style style:name="T14" style:family="text">
      <style:text-properties officeooo:rsid="00264056"/>
    </style:style>
    <style:style style:name="T15" style:family="text">
      <style:text-properties officeooo:rsid="00266c90"/>
    </style:style>
    <style:style style:name="T16" style:family="text">
      <style:text-properties officeooo:rsid="0027d2fa"/>
    </style:style>
    <style:style style:name="T17" style:family="text">
      <style:text-properties officeooo:rsid="002b4c01"/>
    </style:style>
    <style:style style:name="T18" style:family="text">
      <style:text-properties officeooo:rsid="002bda19"/>
    </style:style>
    <style:style style:name="T19" style:family="text">
      <style:text-properties officeooo:rsid="002cf249"/>
    </style:style>
    <style:style style:name="T20" style:family="text">
      <style:text-properties officeooo:rsid="0035d1e8"/>
    </style:style>
    <style:style style:name="T21" style:family="text">
      <style:text-properties officeooo:rsid="003978ef"/>
    </style:style>
    <style:style style:name="T22" style:family="text">
      <style:text-properties officeooo:rsid="003f3195"/>
    </style:style>
    <style:style style:name="T23" style:family="text">
      <style:text-properties officeooo:rsid="003f7847"/>
    </style:style>
    <style:style style:name="T24" style:family="text">
      <style:text-properties officeooo:rsid="00414cca"/>
    </style:style>
    <style:style style:name="T25" style:family="text">
      <style:text-properties officeooo:rsid="0042f068"/>
    </style:style>
    <style:style style:name="T26" style:family="text">
      <style:text-properties officeooo:rsid="00465a85"/>
    </style:style>
    <style:style style:name="T27" style:family="text">
      <style:text-properties officeooo:rsid="0048293a"/>
    </style:style>
    <style:style style:name="T28" style:family="text">
      <style:text-properties officeooo:rsid="00484e72"/>
    </style:style>
    <style:style style:name="T29" style:family="text">
      <style:text-properties officeooo:rsid="004c9e61"/>
    </style:style>
    <style:style style:name="T30" style:family="text">
      <style:text-properties officeooo:rsid="004fface"/>
    </style:style>
    <style:style style:name="T31" style:family="text">
      <style:text-properties officeooo:rsid="005004ed"/>
    </style:style>
    <style:style style:name="T32" style:family="text">
      <style:text-properties officeooo:rsid="005c0f8d"/>
    </style:style>
    <style:style style:name="T33" style:family="text">
      <style:text-properties officeooo:rsid="005d5a1d"/>
    </style:style>
    <style:style style:name="T34" style:family="text">
      <style:text-properties officeooo:rsid="005d64dc"/>
    </style:style>
    <style:style style:name="T35" style:family="text">
      <style:text-properties officeooo:rsid="0061b65c"/>
    </style:style>
    <style:style style:name="T36" style:family="text">
      <style:text-properties officeooo:rsid="006969d6"/>
    </style:style>
    <style:style style:name="T37" style:family="text">
      <style:text-properties officeooo:rsid="006de7aa"/>
    </style:style>
    <style:style style:name="T38" style:family="text">
      <style:text-properties officeooo:rsid="00785b09"/>
    </style:style>
    <style:style style:name="T39" style:family="text">
      <style:text-properties officeooo:rsid="0079306d"/>
    </style:style>
    <style:style style:name="T40" style:family="text">
      <style:text-properties officeooo:rsid="007b2af6"/>
    </style:style>
    <style:style style:name="T41" style:family="text">
      <style:text-properties officeooo:rsid="007ef228"/>
    </style:style>
    <style:style style:name="T42" style:family="text">
      <style:text-properties officeooo:rsid="007ffaa1"/>
    </style:style>
    <style:style style:name="T43" style:family="text">
      <style:text-properties officeooo:rsid="0080fa40"/>
    </style:style>
    <style:style style:name="T44" style:family="text">
      <style:text-properties officeooo:rsid="0081aabf"/>
    </style:style>
    <style:style style:name="T45" style:family="text">
      <style:text-properties officeooo:rsid="00850830"/>
    </style:style>
    <style:style style:name="T46" style:family="text">
      <style:text-properties style:text-position="super 58%"/>
    </style:style>
    <style:style style:name="T47" style:family="text">
      <style:text-properties officeooo:rsid="0087cca0"/>
    </style:style>
    <style:style style:name="T48" style:family="text">
      <style:text-properties officeooo:rsid="00899e66"/>
    </style:style>
    <style:style style:name="T49" style:family="text">
      <style:text-properties officeooo:rsid="008d012f"/>
    </style:style>
    <style:style style:name="T50" style:family="text">
      <style:text-properties officeooo:rsid="0040e260"/>
    </style:style>
    <style:style style:name="T51" style:family="text">
      <style:text-properties officeooo:rsid="008f66d9"/>
    </style:style>
    <style:style style:name="T52" style:family="text">
      <style:text-properties officeooo:rsid="00910218"/>
    </style:style>
    <style:style style:name="T53" style:family="text">
      <style:text-properties officeooo:rsid="0091b15e"/>
    </style:style>
    <style:style style:name="T54" style:family="text">
      <style:text-properties officeooo:rsid="0095a05e"/>
    </style:style>
    <style:style style:name="T55" style:family="text">
      <style:text-properties officeooo:rsid="009ef877"/>
    </style:style>
    <style:style style:name="T56" style:family="text">
      <style:text-properties officeooo:rsid="00a23578"/>
    </style:style>
    <style:style style:name="T57" style:family="text">
      <style:text-properties officeooo:rsid="00aae495"/>
    </style:style>
    <style:style style:name="T58" style:family="text">
      <style:text-properties officeooo:rsid="00ac4a6f"/>
    </style:style>
    <style:style style:name="T59" style:family="text">
      <style:text-properties officeooo:rsid="00b09b40"/>
    </style:style>
    <style:style style:name="T60" style:family="text">
      <style:text-properties officeooo:rsid="00b4a54e"/>
    </style:style>
    <style:style style:name="T61" style:family="text">
      <style:text-properties fo:color="#780373" loext:opacity="100%" fo:font-size="18pt" fo:font-style="italic" fo:font-weight="bold" officeooo:rsid="00b4a54e" style:font-size-asian="18pt" style:font-style-asian="italic" style:font-weight-asian="bold" style:font-size-complex="18pt" style:font-style-complex="italic" style:font-weight-complex="bold"/>
    </style:style>
    <style:style style:name="T62" style:family="text">
      <style:text-properties officeooo:rsid="00b599db"/>
    </style:style>
    <style:style style:name="T63" style:family="text">
      <style:text-properties officeooo:rsid="00b7d718"/>
    </style:style>
    <style:style style:name="T64" style:family="text">
      <style:text-properties officeooo:rsid="00b9932d"/>
    </style:style>
    <style:style style:name="T65" style:family="text">
      <style:text-properties officeooo:rsid="00bc7619"/>
    </style:style>
    <style:style style:name="T66" style:family="text">
      <style:text-properties officeooo:rsid="00c0c528"/>
    </style:style>
    <style:style style:name="T67" style:family="text">
      <style:text-properties officeooo:rsid="00c54bc6"/>
    </style:style>
    <style:style style:name="T68" style:family="text">
      <style:text-properties officeooo:rsid="00c5a7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loext:num-list-format="%1%.%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573cm" fo:text-indent="-0.635cm" fo:margin-left="8.573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858cm" fo:text-indent="-0.635cm" fo:margin-left="2.858cm"/>
        </style:list-level-properties>
        <style:text-properties style:font-name="OpenSymbol"/>
      </text:list-level-style-bullet>
      <text:list-level-style-bullet text:level="2" loext:num-list-format="%2%" text:bullet-char="">
        <style:list-level-properties text:list-level-position-and-space-mode="label-alignment">
          <style:list-level-label-alignment text:label-followed-by="listtab" text:list-tab-stop-position="3.493cm" fo:text-indent="-0.635cm" fo:margin-left="3.493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4.128cm" fo:text-indent="-0.635cm" fo:margin-left="4.128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4.763cm" fo:text-indent="-0.635cm" fo:margin-left="4.763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5.398cm" fo:text-indent="-0.635cm" fo:margin-left="5.398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6.033cm" fo:text-indent="-0.635cm" fo:margin-left="6.033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6.668cm" fo:text-indent="-0.635cm" fo:margin-left="6.66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7.303cm" fo:text-indent="-0.635cm" fo:margin-left="7.303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7.938cm" fo:text-indent="-0.635cm" fo:margin-left="7.938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8.573cm" fo:text-indent="-0.635cm" fo:margin-left="8.573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6"/><text:span text:style-name="T61">RaspberryPi</text:span></text:p>
      <text:p text:style-name="P1"/>
      <text:p text:style-name="P1"/>
      <text:p text:style-name="P1">The following project gives a brief idea about <text:span text:style-name="T26">what</text:span> a raspberryPi <text:span text:style-name="T26">is,</text:span> along with one of its applications.</text:p>
      <text:p text:style-name="P1">All the respective links which contain information using which the project was completed, are also mentioned for every step.</text:p>
      <text:p text:style-name="P7">The Coding language which is used in this project is python.</text:p>
      <text:p text:style-name="P2">Requirements before getting started:</text:p>
      <text:list xml:id="list324227678" text:style-name="L1">
        <text:list-item>
          <text:p text:style-name="P17">One RaspberryPi (The version used for this project is a RaspberryPi3 <text:span text:style-name="T1">B/B+</text:span>) <text:span text:style-name="T1">which is recommended.</text:span></text:p>
        </text:list-item>
        <text:list-item>
          <text:p text:style-name="P19">One microSD card which <text:span text:style-name="T9">ha</text:span>s <text:span text:style-name="T9">a</text:span> minimum <text:s/><text:span text:style-name="T9">of </text:span>8GB <text:span text:style-name="T9">space on it</text:span>.</text:p>
        </text:list-item>
        <text:list-item>
          <text:p text:style-name="P20">A GrovePi board<text:span text:style-name="T2">(By Dexter Industries)</text:span>.</text:p>
        </text:list-item>
        <text:list-item>
          <text:p text:style-name="P20">A Light sensor, A Temperature Sensor, A Motion Sensor.</text:p>
        </text:list-item>
        <text:list-item>
          <text:p text:style-name="P20">A monitor for Displaying the RaspberyyPi GUI.</text:p>
        </text:list-item>
        <text:list-item>
          <text:p text:style-name="P20">Ethernet cable (Recommended to use).</text:p>
        </text:list-item>
        <text:list-item>
          <text:p text:style-name="P16"><text:span text:style-name="T2">A Local server is recommended to be used for easier transfer of data. (</text:span>A local server is <text:span text:style-name="T3">a computer that serves a client within the local network or LAN</text:span><text:span text:style-name="T2">).</text:span></text:p>
        </text:list-item>
      </text:list>
      <text:p text:style-name="P3"/>
      <text:p text:style-name="P2">Getting started:</text:p>
      <text:list xml:id="list2587648524" text:style-name="L2">
        <text:list-item>
          <text:p text:style-name="P22">Step 1:</text:p>
          <text:p text:style-name="P21"/>
          <text:p text:style-name="P21"><text:span text:style-name="T2">Getting famili</text:span><text:span text:style-name="T27">a</text:span><text:span text:style-name="T2">r with RaspberryPi:</text:span></text:p>
          <text:p text:style-name="P21"/>
          <text:list>
            <text:list-item>
              <text:p text:style-name="P23">First Learn about RaspberryPi from the following links:</text:p>
            </text:list-item>
          </text:list>
        </text:list-item>
      </text:list>
      <text:list xml:id="list1394636098" text:style-name="L3">
        <text:list-item>
          <text:p text:style-name="P24"><text:a xlink:type="simple" xlink:href="https://www.youtube.com/watch?v=U7bZWWlqrCo" text:style-name="Internet_20_link" text:visited-style-name="Visited_20_Internet_20_Link">https://www.youtube.com/watch?v=U7bZWWlqrCo</text:a></text:p>
        </text:list-item>
      </text:list>
      <text:list xml:id="list613007942" text:style-name="L4">
        <text:list-item>
          <text:p text:style-name="P25"><text:a xlink:type="simple" xlink:href="https://www.youtube.com/watch?v=EKPobkb1N6o" text:style-name="Internet_20_link" text:visited-style-name="Visited_20_Internet_20_Link">https://www.youtube.com/watch?v=EKPobkb1N6</text:a> </text:p>
        </text:list-item>
      </text:list>
      <text:list xml:id="list2956779375" text:style-name="L5">
        <text:list-item>
          <text:p text:style-name="P26"><text:span text:style-name="T5">Or any other informative website which might give you a brief understandi</text:span><text:span text:style-name="T21">n</text:span><text:span text:style-name="T5">g about what a RaspberryPi is.</text:span></text:p>
        </text:list-item>
      </text:list>
      <text:p text:style-name="P4"/>
      <text:p text:style-name="P4"/>
      <text:list xml:id="list2019427825" text:style-name="L6">
        <text:list-item>
          <text:p text:style-name="P28">Step 2:</text:p>
          <text:p text:style-name="P27"/>
          <text:p text:style-name="P27"><text:span text:style-name="T2">Installation </text:span><text:span text:style-name="T19">and Setup</text:span><text:span text:style-name="T2">:</text:span></text:p>
          <text:p text:style-name="P27"/>
        </text:list-item>
      </text:list>
      <text:list xml:id="list359873878" text:style-name="L7">
        <text:list-item>
          <text:p text:style-name="P29"><text:span text:style-name="T6">Installation of RaspberryPi </text:span><text:span text:style-name="T10">OS </text:span><text:span text:style-name="T6">on a microSD card using a </text:span><text:span text:style-name="T7">microSD card R</text:span><text:span text:style-name="T8">e</text:span><text:span text:style-name="T7">ader.</text:span></text:p>
          <text:p text:style-name="P30"><text:span text:style-name="T10">Download the RaspberryPi OS for your respective OS(Windows,Ubuntu,MAC) </text:span><text:span text:style-name="T11">from </text:span><text:a xlink:type="simple" xlink:href="https://www.raspberrypi.com/software/operating-systems/" text:style-name="Internet_20_link" text:visited-style-name="Visited_20_Internet_20_Link"><text:span text:style-name="T10">https://www.raspberrypi.com/software/operating-systems/</text:span></text:a><text:span text:style-name="T10"> , </text:span></text:p>
          <text:p text:style-name="P30"><text:span text:style-name="T11">The OS used for this project was </text:span><text:span text:style-name="T4">Raspberry Pi OS (Legacy) with desktop:</text:span></text:p>
          <text:p text:style-name="P30"/>
        </text:list-item>
      </text:list>
      <text:list xml:id="list3513086464" text:style-name="L8">
        <text:list-item>
          <text:p text:style-name="P100">Release date: April 4th 2022</text:p>
        </text:list-item>
        <text:list-item>
          <text:p text:style-name="P99">System: 32-bi<text:span text:style-name="T11">t</text:span></text:p>
        </text:list-item>
        <text:list-item>
          <text:p text:style-name="P99">Kernel version: 5.1<text:span text:style-name="T11">0</text:span></text:p>
        </text:list-item>
        <text:list-item>
          <text:p text:style-name="P99">Debian version: 10 (buster)</text:p>
        </text:list-item>
        <text:list-item>
          <text:p text:style-name="P99">Size: 751 <text:span text:style-name="T11">M</text:span><text:span text:style-name="T16">B</text:span></text:p>
          <text:p text:style-name="P31"><text:span text:style-name="T17">(</text:span><text:span text:style-name="T12">Which is recommended beacuse the latest Debian version: 11(Bullseye) wasn’t </text:span><text:span text:style-name="T14">compatible</text:span><text:span text:style-name="T12"> </text:span><text:span text:style-name="T15">with</text:span><text:span text:style-name="T12"> the </text:span><text:span text:style-name="T13">G</text:span><text:span text:style-name="T12">rovePi </text:span><text:span text:style-name="T13">Libraries at the time of doing this project</text:span><text:span text:style-name="T12">)</text:span></text:p>
        </text:list-item>
      </text:list>
      <text:list xml:id="list171349364999688" text:continue-list="list359873878" text:style-name="L7">
        <text:list-item>
          <text:p text:style-name="P32">Before burning the OS image onto the SD card, first format the the SD card with a microSD card formatter then burn OS image onto the drive with the RaspberryPi imager,</text:p>
          <text:p text:style-name="P32"><text:soft-page-break/>(which is inbuilt in the downloaded <text:span text:style-name="T18">RaspberryPi </text:span>OS file).</text:p>
        </text:list-item>
        <text:list-item>
          <text:p text:style-name="P33">After uploading the OS onto the SD card, insert it into the SD card slot <text:span text:style-name="T28">at</text:span> the back of the Rasp<text:span text:style-name="T20">b</text:span>erryPi.</text:p>
        </text:list-item>
        <text:list-item>
          <text:p text:style-name="P34">Now setup the RaspberryPi by connecting all the wires/cables in their respective slots and power it up. For detailed explanation watch the follwoing video:</text:p>
          <text:p text:style-name="P34"/>
          <text:p text:style-name="P34"><text:a xlink:type="simple" xlink:href="https://www.youtube.com/watch?v=y45hsd2AOpw" text:style-name="Internet_20_link" text:visited-style-name="Visited_20_Internet_20_Link">https://www.youtube.com/watch?v=y45hsd2AOpw</text:a></text:p>
          <text:p text:style-name="P34"/>
          <text:p text:style-name="P35">There is no need to download/<text:span text:style-name="T30">install</text:span> NOOBS since everthing is already inbuilt in the OS installed on the SD card <text:span text:style-name="T29">in the latest version</text:span>, so focus on how the wired connections are setup and the boot up of the OS.</text:p>
          <text:p text:style-name="P35"/>
        </text:list-item>
        <text:list-item>
          <text:p text:style-name="P36">Now your RaspberryPi GUI is all setup and functional.</text:p>
        </text:list-item>
      </text:list>
      <text:p text:style-name="P5"/>
      <text:p text:style-name="P5"/>
      <text:list xml:id="list3988520556" text:style-name="L9">
        <text:list-item>
          <text:p text:style-name="P37"><text:span text:style-name="T22"><text:s/></text:span><text:span text:style-name="T23">Step 3:</text:span></text:p>
          <text:p text:style-name="P38"/>
        </text:list-item>
      </text:list>
      <text:list xml:id="list1604559879" text:style-name="L10">
        <text:list-item>
          <text:p text:style-name="P39">The next step is connecting a grovePi board to the raspberryPi <text:s/>and setting up grovePi libraries to retrieve values from the sensors.</text:p>
        </text:list-item>
      </text:list>
      <text:list xml:id="list171347979177739" text:continue-list="list3988520556" text:style-name="L9">
        <text:list-header>
          <text:p text:style-name="P38">Connect a grovePi board instead of a breadboard to the raspberryPi for connecting the sensors <text:span text:style-name="T49">more efficiently.</text:span></text:p>
        </text:list-header>
      </text:list>
      <text:p text:style-name="P6"/>
      <text:list xml:id="list171347810880804" text:continue-numbering="true" text:style-name="L9">
        <text:list-header>
          <text:p text:style-name="P41">Installation of GrovePi libraries in RaspberryPi OS and getting sensor values/ data from the</text:p>
          <text:p text:style-name="P42">sensors connected to the GrovePi board :</text:p>
        </text:list-header>
      </text:list>
      <text:list xml:id="list2326560335" text:style-name="L11">
        <text:list-item>
          <text:p text:style-name="P43">To install the GrovePi libraries open the terminal and type the following commands one after the other:</text:p>
          <text:p text:style-name="P43"/>
        </text:list-item>
      </text:list>
      <text:list xml:id="list3693325302" text:style-name="L12">
        <text:list-item>
          <text:p text:style-name="P44">curl -kL dexterindustries.com/update_grovepi | bash</text:p>
          <text:p text:style-name="P44"/>
        </text:list-item>
        <text:list-item>
          <text:p text:style-name="P44">curl -kL dexterindustries.com/update_grovepi | bash -s -- --user-local –bypass-gui-installation</text:p>
          <text:p text:style-name="P44"/>
        </text:list-item>
        <text:list-item>
          <text:p text:style-name="P44">cd /home/pi/Dexter/GrovePi/Firmware</text:p>
          <text:p text:style-name="P44"/>
        </text:list-item>
        <text:list-item>
          <text:p text:style-name="P44">bash firmware_update.s<text:span text:style-name="T24">h</text:span></text:p>
          <text:p text:style-name="P44"/>
          <text:p text:style-name="P46">(For more detailed Explanation visit: </text:p>
          <text:p text:style-name="P45"/>
          <text:p text:style-name="P45"><text:a xlink:type="simple" xlink:href="https://github.com/DexterInd/GrovePi?utm_source=pocket_mylist" text:style-name="Internet_20_link" text:visited-style-name="Visited_20_Internet_20_Link"><text:span text:style-name="T25">https://github.com/DexterInd/GrovePi?utm_source=pocket_mylist</text:span></text:a><text:span text:style-name="T25"> )</text:span></text:p>
          <text:p text:style-name="P44"/>
        </text:list-item>
      </text:list>
      <text:list xml:id="list171347839753308" text:continue-list="list2326560335" text:style-name="L11">
        <text:list-item>
          <text:p text:style-name="P47">Getting familiar <text:span text:style-name="T31">with grovePi lilbraries:</text:span></text:p>
          <text:p text:style-name="P47"/>
        </text:list-item>
      </text:list>
      <text:list xml:id="list2503215635" text:style-name="L13">
        <text:list-item>
          <text:p text:style-name="P48">All the installed GrovePi libraries will be installed in the “<text:span text:style-name="T50">/home/pi/Dexter/</text:span>GrovePi/Software” folder.</text:p>
          <text:p text:style-name="P49"/>
        </text:list-item>
        <text:list-item>
          <text:p text:style-name="P50">There are multiple languages which can be used to retrieve data from sensors such as java, C, python, etc.</text:p>
          <text:p text:style-name="P50"/>
        </text:list-item>
        <text:list-item>
          <text:p text:style-name="P50">For this project we will be using python.</text:p>
          <text:p text:style-name="P50"/>
        </text:list-item>
        <text:list-item>
          <text:p text:style-name="P40"><text:soft-page-break/>To get values from the sensor, first open the code in an editor for the sensor you want to get values for and look at which port(Analog or Digital) along with the port number in which the respective sensor has to be connected.</text:p>
          <text:p text:style-name="P40"/>
        </text:list-item>
        <text:list-item>
          <text:p text:style-name="P51">After connecting the sensor in its respective port just run the <text:span text:style-name="T60">respective </text:span>code <text:span text:style-name="T60">of the sensor </text:span>for displaying the sensor values.</text:p>
          <text:p text:style-name="P49"/>
        </text:list-item>
      </text:list>
      <text:list xml:id="list1229853518" text:style-name="L14">
        <text:list-item>
          <text:p text:style-name="P52">Step 4: </text:p>
          <text:p text:style-name="P52"/>
        </text:list-item>
      </text:list>
      <text:list xml:id="list560014637" text:style-name="L15">
        <text:list-item>
          <text:p text:style-name="P53">Now we have the sensor values but not a lot can be done by just retrieveing the sensor values for every <text:span text:style-name="T32">few </text:span>second<text:span text:style-name="T32">s</text:span>. In order to make intelligent judgements and analyze, we need to store the sensor values in a database and that is not possible on raspberryPi since raspberryPi has very less memory( 1GB RAM ).</text:p>
          <text:p text:style-name="P53"/>
        </text:list-item>
        <text:list-item>
          <text:p text:style-name="P54">So we need to store <text:s/>these values in another local server which has sufficient memory available for the database and the visualization software.</text:p>
          <text:p text:style-name="P54"/>
        </text:list-item>
        <text:list-item>
          <text:p text:style-name="P55">Now boot up a local server for transferring the data we received from the sensors to the local server.</text:p>
          <text:p text:style-name="P55"/>
        </text:list-item>
        <text:list-item>
          <text:p text:style-name="P55">For the storing and visualization of the data in the local server, 2 external softwares must be downloaded which will be discussed in the following steps. </text:p>
          <text:p text:style-name="P55"/>
        </text:list-item>
        <text:list-item>
          <text:p text:style-name="P56">In the next step we will discuss how the data will be transferred from client(raspberryPi) to the subscriber(local server)</text:p>
        </text:list-item>
      </text:list>
      <text:p text:style-name="P8"/>
      <text:p text:style-name="P8"/>
      <text:list xml:id="list176296238" text:style-name="L16">
        <text:list-item>
          <text:p text:style-name="P57">Step 5:</text:p>
          <text:p text:style-name="P57"><text:s/></text:p>
        </text:list-item>
      </text:list>
      <text:list xml:id="list3414642917" text:style-name="L17">
        <text:list-item>
          <text:p text:style-name="P59"><text:span text:style-name="T33">In this step we will discuss how </text:span><text:span text:style-name="T34">to transfer the data from client/</text:span><text:span text:style-name="T51">publisher</text:span><text:span text:style-name="T34"> to the subscriber. To do that we use a protocol called as MQTT protocol.</text:span></text:p>
          <text:p text:style-name="P59"/>
        </text:list-item>
        <text:list-item>
          <text:p text:style-name="P60">MQTT =&gt; MQ Telemetry Transport.</text:p>
          <text:p text:style-name="P60"/>
        </text:list-item>
        <text:list-item>
          <text:p text:style-name="P60">MQ is name of the series of the protocol.</text:p>
        </text:list-item>
      </text:list>
      <text:p text:style-name="P9"/>
      <text:list xml:id="list171347838939067" text:continue-numbering="true" text:style-name="L17">
        <text:list-item>
          <text:p text:style-name="P62">This a slightly important topic to understand so rather than breifly explaining it here, I will provide you the links from which I have studied and got familier with it down below.</text:p>
          <text:p text:style-name="P63"/>
        </text:list-item>
        <text:list-item>
          <text:p text:style-name="P63">This first link will walk you through what MQTT <text:span text:style-name="T40">is and </text:span>how to connect the publisher and the subscriber <text:span text:style-name="T40">i.e.,</text:span> how to send data between them.</text:p>
          <text:p text:style-name="P63"/>
        </text:list-item>
        <text:list-item>
          <text:p text:style-name="P63">We send the data values received by the sensors by writing a python code and establishing an connection inside the code itself.</text:p>
          <text:p text:style-name="P63"/>
        </text:list-item>
        <text:list-item>
          <text:p text:style-name="P63">The following article goes into the Adafruit librar<text:span text:style-name="T35">ies</text:span> but you don’t have to concern yourself with it since we are using the grovePi libraries:</text:p>
          <text:p text:style-name="P63"/>
          <text:p text:style-name="P64"><text:a xlink:type="simple" xlink:href="https://mohamedelhlafi.medium.com/use-the-mqtt-protocol-to-communicate-data-between-2-raspberry-pi-3d432dea9313" text:style-name="Internet_20_link" text:visited-style-name="Visited_20_Internet_20_Link">https://mohamedelhlafi.medium.com/use-the-mqtt-protocol-to-communicate-data-between-2-raspberry-pi-3d432dea9313</text:a></text:p>
          <text:p text:style-name="P65"/>
        </text:list-item>
        <text:list-item>
          <text:p text:style-name="P65">So continue with the article until the installation of the paho libraries.</text:p>
          <text:p text:style-name="P65"><text:soft-page-break/></text:p>
        </text:list-item>
        <text:list-item>
          <text:p text:style-name="P66">Paho <text:span text:style-name="T37">libraries are used</text:span> for establishing connection through python programming language.</text:p>
        </text:list-item>
      </text:list>
      <text:p text:style-name="P10"/>
      <text:p text:style-name="P10"/>
      <text:list xml:id="list171348608027454" text:continue-numbering="true" text:style-name="L17">
        <text:list-item>
          <text:p text:style-name="P67">You can learn more about <text:span text:style-name="T39">it </text:span><text:span text:style-name="T38">using</text:span> the following link:</text:p>
          <text:p text:style-name="P67"/>
          <text:p text:style-name="P67"><text:a xlink:type="simple" xlink:href="http://www.steves-internet-guide.com/subscribing-topics-mqtt-client/?utm_source=pocket_mylist" text:style-name="Internet_20_link" text:visited-style-name="Visited_20_Internet_20_Link">http://www.steves-internet-guide.com/subscribing-topics-mqtt-client/?utm_source=pocket_mylist</text:a></text:p>
          <text:p text:style-name="P63"/>
        </text:list-item>
        <text:list-item>
          <text:p text:style-name="P96">Run the code for the sensor on the publisher side and listen from the subscriber side.</text:p>
          <text:p text:style-name="P96"/>
        </text:list-item>
        <text:list-item>
          <text:p text:style-name="P97">The publisher code will be provided in the github repository below:<text:span text:style-name="T67">(Its the “grove_LTM_sensor.py” inside “pj_files’)</text:span></text:p>
          <text:p text:style-name="P97"/>
          <text:p text:style-name="P97">LINK</text:p>
          <text:p text:style-name="P68"/>
        </text:list-item>
        <text:list-item>
          <text:p text:style-name="P68">Remember, always run the listen command/<text:span text:style-name="T64">file/code</text:span> in the subscriber before running transfer file/<text:span text:style-name="T36">command</text:span> in the publisher.</text:p>
        </text:list-item>
        <text:list-item>
          <text:p text:style-name="P98">For now just trun the command for listening on the subscriber side to display the </text:p>
          <text:p text:style-name="P68"/>
        </text:list-item>
        <text:list-item>
          <text:p text:style-name="P71">After fol<text:span text:style-name="T41">l</text:span>owing the procedure keenly you will be able to see a similar result <text:span text:style-name="T42">on the subscriber side </text:span>as shown <text:span text:style-name="T43">in the image </text:span>at the end <text:span text:style-name="T44">of</text:span> the MQTT article.<text:span text:style-name="T51">(in the above given link) </text:span><text:span text:style-name="T65">or as shown in these photos below.</text:span></text:p>
          <text:p text:style-name="P71"/>
        </text:list-item>
        <text:list-item>
          <text:p text:style-name="P95">Photos</text:p>
          <text:p text:style-name="P71"/>
        </text:list-item>
        <text:list-item>
          <text:p text:style-name="P72">So now we know that data is being transferred from the client side and its displaying on the subscriber side.</text:p>
          <text:p text:style-name="P72"/>
        </text:list-item>
        <text:list-item>
          <text:p text:style-name="P72">But there is nothing we can do by just looking at raw numbers continuosly appearing for every few seconds without even being stored.</text:p>
          <text:p text:style-name="P72"/>
        </text:list-item>
        <text:list-item>
          <text:p text:style-name="P72">The data that is being show at the subscriber is <text:span text:style-name="T52">not</text:span> useful for any purposes <text:span text:style-name="T53">i.e., </text:span>we can’ t run any ML algorithms to predict future values nor can we make any intelligent judgement by just looking at <text:span text:style-name="T45">the </text:span>raw <text:span text:style-name="T45">data</text:span>.</text:p>
          <text:p text:style-name="P72"/>
        </text:list-item>
        <text:list-item>
          <text:p text:style-name="P72">Now, that is where the concepts of database and data visualization come into picture, we will <text:s/>discuss about them in the next step.</text:p>
        </text:list-item>
      </text:list>
      <text:p text:style-name="P11"/>
      <text:p text:style-name="P11"/>
      <text:list xml:id="list2576939002" text:style-name="L18">
        <text:list-item>
          <text:p text:style-name="P73">Step 6:</text:p>
        </text:list-item>
      </text:list>
      <text:p text:style-name="P12"/>
      <text:list xml:id="list55107394" text:style-name="L19">
        <text:list-item>
          <text:p text:style-name="P74">The next step is storing the data values in a database to do that we install a 3<text:span text:style-name="T46">rd</text:span> party software database called as “<text:span text:style-name="T47">I</text:span>nfluxDB”.</text:p>
          <text:p text:style-name="P74"/>
        </text:list-item>
        <text:list-item>
          <text:p text:style-name="P74">InfluxDB is a time series database, that means it stores values while recording at what time the values are being stored as well .</text:p>
          <text:p text:style-name="P74"/>
        </text:list-item>
        <text:list-item>
          <text:p text:style-name="P75">The version of InfluxDB used in this project was InfluxDB(1.7), newer versions would have come later so before continuing wit the project get familier with <text:span text:style-name="T48">the current </text:span>InfluxDB <text:span text:style-name="T48">version you would be using.</text:span></text:p>
          <text:p text:style-name="P75"/>
        </text:list-item>
        <text:list-item>
          <text:p text:style-name="P76"><text:soft-page-break/>Now create a new database to store the sensor values in it.</text:p>
          <text:p text:style-name="P76"/>
        </text:list-item>
        <text:list-item>
          <text:p text:style-name="P76">Now the question is how are we supposed to store the data in the database?</text:p>
          <text:p text:style-name="P76"/>
        </text:list-item>
        <text:list-item>
          <text:p text:style-name="P76">After the subscriber receives the data from the publisher the data is converted into a json body and its dumped into the database in its respective attribute and measurement.</text:p>
          <text:p text:style-name="P76"/>
        </text:list-item>
        <text:list-item>
          <text:p text:style-name="P70">Run the “<text:span text:style-name="T62">grove_LTM_sensor.py” file </text:span><text:span text:style-name="T63">inside ‘pj_files’</text:span> to establish connection from the client/publisher side and send the data values received by the raspberryPi from the sensors .</text:p>
          <text:p text:style-name="P76"/>
        </text:list-item>
        <text:list-item>
          <text:p text:style-name="P76">All of this will be specified in the code which will be in the following gith<text:span text:style-name="T66">u</text:span>b repository.</text:p>
          <text:p text:style-name="P69"/>
        </text:list-item>
        <text:list-item>
          <text:p text:style-name="P92">The listen command in this case is the “sub_conn.py” file inside ‘pj_files’.</text:p>
          <text:p text:style-name="P92"/>
        </text:list-item>
        <text:list-item>
          <text:p text:style-name="P93">The codes can be found inn the follwoing github repository:</text:p>
          <text:p text:style-name="P93"/>
          <text:p text:style-name="P94">Link</text:p>
          <text:p text:style-name="P94"/>
        </text:list-item>
        <text:list-item>
          <text:p text:style-name="P77">Most of the code will be self-explanotory but incase you face any trouble like bugs and doubts you can easily find them on the internet or the links specified in this document.</text:p>
          <text:p text:style-name="P78"/>
        </text:list-item>
        <text:list-item>
          <text:p text:style-name="P78">So ba<text:span text:style-name="T54">s</text:span>ically to transfer and <text:span text:style-name="T54">recieve the data we </text:span><text:span text:style-name="T68">write</text:span><text:span text:style-name="T54"> two python codes, one each on publisher and subscriber and run them.</text:span></text:p>
          <text:p text:style-name="P78"/>
        </text:list-item>
        <text:list-item>
          <text:p text:style-name="P79">For more information on topics and message callbacks you can look at this stackoverflow code and research about it:</text:p>
          <text:p text:style-name="P79"/>
          <text:p text:style-name="P79"><text:a xlink:type="simple" xlink:href="https://stackoverflow.com/questions/41624697/mqtt-python-subscribe-to-multiple-topics-and-write-payloads-on-raspberry-lcd?utm_source=pocket_mylist" text:style-name="Internet_20_link" text:visited-style-name="Visited_20_Internet_20_Link">https://stackoverflow.com/questions/41624697/mqtt-python-subscribe-to-multiple-topics-and-write-payloads-on-raspberry-lcd?utm_source=pocket_mylist</text:a></text:p>
          <text:p text:style-name="P80"/>
        </text:list-item>
        <text:list-item>
          <text:p text:style-name="P81">Once the code is run, the data will be getting collected in the database and stored for visualization purpose, which we will be looking at in the next step.</text:p>
          <text:p text:style-name="P81"/>
        </text:list-item>
        <text:list-item>
          <text:p text:style-name="P81">For more detailed information about how InfluxDB is installed and its examples and terminology you can visit the following links:</text:p>
          <text:p text:style-name="P81"/>
          <text:p text:style-name="P81"><text:a xlink:type="simple" xlink:href="https://diyi0t.com/visualize-mqtt-data-with-influxdb-and-grafana/?utm_source=pocket_mylist" text:style-name="Internet_20_link" text:visited-style-name="Visited_20_Internet_20_Link">https://diyi0t.com/visualize-mqtt-data-with-influxdb-and-grafana/?utm_source=pocket_mylist</text:a></text:p>
          <text:p text:style-name="P81"/>
          <text:p text:style-name="P81"><text:a xlink:type="simple" xlink:href="https://docs.influxdata.com/influxdb/v1.8/concepts/glossary/?utm_source=pocket_mylist" text:style-name="Internet_20_link" text:visited-style-name="Visited_20_Internet_20_Link">https://docs.influxdata.com/influxdb/v1.8/concepts/glossary/?utm_source=pocket_mylist</text:a></text:p>
        </text:list-item>
      </text:list>
      <text:p text:style-name="P13"/>
      <text:p text:style-name="P13"/>
      <text:list xml:id="list2158320602" text:style-name="L20">
        <text:list-item>
          <text:p text:style-name="P83">Step 7:</text:p>
          <text:p text:style-name="P83"/>
          <text:p text:style-name="P83"><text:span text:style-name="T55">S</text:span>etting up the visualization software on the local server so that we can use the data from the databse and plot graphs, heatmaps, etc.</text:p>
        </text:list-item>
      </text:list>
      <text:p text:style-name="P14"/>
      <text:list xml:id="list854632804" text:style-name="L21">
        <text:list-item>
          <text:p text:style-name="P84">There are a bunch of visualization softwares available, but the one used in this project is known as “Graphana”.</text:p>
          <text:p text:style-name="P84"/>
        </text:list-item>
        <text:list-item>
          <text:p text:style-name="P84">Information about Graphana can be found <text:span text:style-name="T56">at the end </text:span>in the same link as specified for the InfluxDB:</text:p>
          <text:p text:style-name="P84"><text:soft-page-break/></text:p>
          <text:p text:style-name="P82"><text:a xlink:type="simple" xlink:href="https://diyi0t.com/visualize-mqtt-data-with-influxdb-and-grafana/?utm_source=pocket_mylist" text:style-name="Internet_20_link" text:visited-style-name="Visited_20_Internet_20_Link">https://diyi0t.com/visualize-mqtt-data-with-influxdb-and-grafana/?utm_source=pocket_mylist</text:a></text:p>
          <text:p text:style-name="P82"/>
        </text:list-item>
        <text:list-item>
          <text:p text:style-name="P85">The link also contains on how to download graphana and operate it by connecting it to InfluxDB and extracting the data for ploting graphs and other visualizations methods.</text:p>
          <text:p text:style-name="P85"/>
        </text:list-item>
        <text:list-item>
          <text:p text:style-name="P86">If the whole process goes accordingly you will be able to observe the graph of your data values as shown n the above link, <text:span text:style-name="T57">under the Graphana </text:span><text:span text:style-name="T58">setup</text:span><text:span text:style-name="T57"> explanation.</text:span></text:p>
        </text:list-item>
      </text:list>
      <text:p text:style-name="P15"/>
      <text:p text:style-name="P15"/>
      <text:list xml:id="list171348885911749" text:continue-numbering="true" text:style-name="L21">
        <text:list-header>
          <text:p text:style-name="P87"/>
        </text:list-header>
        <text:list-item>
          <text:p text:style-name="P87">Conclusion:</text:p>
          <text:p text:style-name="P87"/>
        </text:list-item>
      </text:list>
      <text:list xml:id="list2942326422" text:style-name="L22">
        <text:list-header>
          <text:p text:style-name="P88">That is the end of the project. You can explore more about raspberryPi by doing different projects.</text:p>
          <text:p text:style-name="P88"/>
          <text:p text:style-name="P88">This project document is a step by step explanation of the process I have followed while doing it, along with self learning of different topic<text:span text:style-name="T59">s</text:span> that we came across in between.</text:p>
          <text:p text:style-name="P88"/>
          <text:p text:style-name="P89">You must be able to complete the project by following this process.</text:p>
          <text:p text:style-name="P89"/>
          <text:p text:style-name="P89">Incase you come across difficulty like bugs and dependency problems you can easily find fixs for them on the internet, Even while following this process for the first time I have faced difficulty in certain aspects as well which can be solved with a little bit of research on the net.</text:p>
        </text:list-header>
      </text:list>
      <text:list xml:id="list171348773426001" text:continue-list="list55107394" text:style-name="L19">
        <text:list-header>
          <text:p text:style-name="P81"/>
        </text:list-header>
      </text:list>
      <text:list xml:id="list171348530554791" text:continue-list="list176296238" text:style-name="L16">
        <text:list-header>
          <text:p text:style-name="P61"/>
        </text:list-header>
      </text:list>
      <text:list xml:id="list841984283" text:style-name="L23">
        <text:list-header>
          <text:p text:style-name="P58"/>
          <text:p text:style-name="P90"/>
          <text:p text:style-name="P90"/>
          <text:p text:style-name="P90"/>
        </text:list-header>
      </text:list>
      <text:list xml:id="list2106552368" text:style-name="L24">
        <text:list-header>
          <text:p text:style-name="P91"/>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1:16:29.091967148</meta:creation-date>
    <dc:date>2022-06-10T17:13:46.918904031</dc:date>
    <meta:editing-duration>PT16H20M58S</meta:editing-duration>
    <meta:editing-cycles>167</meta:editing-cycles>
    <meta:generator>LibreOffice/7.3.3.2$Linux_X86_64 LibreOffice_project/30$Build-2</meta:generator>
    <meta:document-statistic meta:table-count="0" meta:image-count="0" meta:object-count="0" meta:page-count="6" meta:paragraph-count="190" meta:word-count="1877" meta:character-count="11058" meta:non-whitespace-character-count="9396"/>
  </office:meta>
</office:document-meta>
</file>